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7637415397252635438"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5368623775259325958"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30518005661217354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22004500169048509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457280824884375745"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2734037261022904763"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1461901627432693240"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7663340798565574560"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9599840" text:continue-list="list1461901627432693240"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012419971846898009"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587799"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577694"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9592536" text:continue-numbering="true" text:style-name="L9">
        <text:list-item>
          <text:list>
            <text:list-header>
              <text:p text:style-name="P208">Warm down: <text:span text:style-name="T3">0.25 mile jog home</text:span></text:p>
              <text:p text:style-name="P209"/>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9582058"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597608"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4351009407244318016"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236121875935892034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174093885495204339"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585710"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665899857365863821"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426147609999915397"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131603926342018788" text:style-name="L15">
        <text:list-item>
          <text:list>
            <text:list-header>
              <text:p text:style-name="P182">1.5 miles averaging about 9:40/mile and rest 1 min</text:p>
            </text:list-header>
          </text:list>
        </text:list-item>
      </text:list>
      <text:p text:style-name="P24">1 mile in 8:26 and rest 2 min</text:p>
      <text:list xml:id="list8114190106643938384"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968575185281854413"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573162"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3119140128339008391"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341255769280339183"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6991288607877513254"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9573896" text:continue-list="list8341255769280339183" text:style-name="L19">
        <text:list-item>
          <text:list>
            <text:list-header>
              <text:p text:style-name="P186">(Pace*HR)=1240</text:p>
            </text:list-header>
          </text:list>
        </text:list-item>
      </text:list>
      <text:list xml:id="list39591452" text:continue-list="list3119140128339008391" text:style-name="L18">
        <text:list-item>
          <text:list>
            <text:list-header>
              <text:p text:style-name="P185">2 miles at 10:46/mile Ave HR= 121 bpm and rest a few minutes</text:p>
            </text:list-header>
          </text:list>
        </text:list-item>
      </text:list>
      <text:list xml:id="list39572745" text:continue-list="list39573896"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9591352"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163663729828711837"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497026685710802486"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835635197680274766"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6085764386135548884" text:style-name="L24">
        <text:list-item>
          <text:p text:style-name="P212">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5205461457521571"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329846547216984003"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9602460"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587448"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28597487535354899"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29176257991149265"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257089986286608008"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117339417783673667"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10353275277818859"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345611356029122075" text:style-name="L32">
        <text:list-item>
          <text:list>
            <text:list-header>
              <text:p text:style-name="P196">0.25 miles in 2:54</text:p>
              <text:p text:style-name="P196">1 mile in 9:21 going faster as I ran and ending at around 8:30 pace</text:p>
            </text:list-header>
          </text:list>
        </text:list-item>
      </text:list>
      <text:list xml:id="list7990414351395317007"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845016442464969361"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139449094358711784"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462297050661420372"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289993744275939493" text:style-name="L37">
        <text:list-item>
          <text:list>
            <text:list-header>
              <text:p text:style-name="P200">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text:soft-page-break/>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615381640066481671" text:style-name="L38">
        <text:list-item>
          <text:list>
            <text:list-header>
              <text:p text:style-name="P206">3.17 mile runs - 10 Greendale Cemetery loops, Total vertical ascent: 220 ft</text:p>
            </text:list-header>
          </text:list>
        </text:list-item>
      </text:list>
      <text:p text:style-name="P15"><text:soft-page-break/></text:p>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text:soft-page-break/>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09T19:04:51.78</dc:date>
    <dc:creator>James Lombardi</dc:creator>
    <meta:editing-duration>P27DT23H24M52S</meta:editing-duration>
    <meta:editing-cycles>2057</meta:editing-cycles>
    <meta:generator>OpenOffice/4.1.2$Win32 OpenOffice.org_project/412m3$Build-9782</meta:generator>
    <meta:document-statistic meta:table-count="0" meta:image-count="9" meta:object-count="0" meta:page-count="204" meta:paragraph-count="5928" meta:word-count="64205" meta:character-count="329050"/>
  </office:meta>
</office:document-meta>
</file>